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80000025E0B9CA0E6.png"/>
  <manifest:file-entry manifest:media-type="image/png" manifest:full-path="Pictures/100000000000032400000302BB9390FF.png"/>
  <manifest:file-entry manifest:media-type="image/png" manifest:full-path="Pictures/1000000000000280000001EC93E40448.png"/>
  <manifest:file-entry manifest:media-type="image/png" manifest:full-path="Pictures/10000000000002D6000002F874045DF4.png"/>
  <manifest:file-entry manifest:media-type="image/png" manifest:full-path="Pictures/10000000000002A4000002E0EEF012CA.png"/>
  <manifest:file-entry manifest:media-type="image/png" manifest:full-path="Pictures/10000000000002A9000002C70A14BA83.png"/>
  <manifest:file-entry manifest:media-type="image/png" manifest:full-path="Pictures/10000000000007800000034BE7A43A00.png"/>
  <manifest:file-entry manifest:media-type="image/png" manifest:full-path="Pictures/10000000000004F5000002CAAE6E3BBD.png"/>
  <manifest:file-entry manifest:media-type="image/png" manifest:full-path="Pictures/10000000000007800000033F3A4AFEC3.png"/>
  <manifest:file-entry manifest:media-type="image/png" manifest:full-path="Pictures/1000000000000650000001ACFC03A3D5.png"/>
  <manifest:file-entry manifest:media-type="image/png" manifest:full-path="Pictures/10000000000006360000032C6B6EFE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4" text:anchor-type="paragraph" svg:x="10.984cm" svg:y="8.789cm" svg:width="6.99cm" svg:height="7.904cm" draw:z-index="3"><draw:image xlink:href="Pictures/10000000000002180000025E0B9CA0E6.png" xlink:type="simple" xlink:show="embed" xlink:actuate="onLoad"/></draw:frame><draw:frame draw:style-name="fr1" draw:name="gráficos3" text:anchor-type="paragraph" svg:x="0.644cm" svg:y="8.827cm" svg:width="7.205cm" svg:height="7.846cm" draw:z-index="2"><draw:image xlink:href="Pictures/10000000000002A4000002E0EEF012CA.png" xlink:type="simple" xlink:show="embed" xlink:actuate="onLoad"/></draw:frame><draw:frame draw:style-name="fr1" draw:name="gráficos1" text:anchor-type="paragraph" svg:x="10.014cm" svg:y="0.065cm" svg:width="8.047cm" svg:height="8.423cm" draw:z-index="0"><draw:image xlink:href="Pictures/10000000000002D6000002F874045DF4.png" xlink:type="simple" xlink:show="embed" xlink:actuate="onLoad"/></draw:frame><draw:frame draw:style-name="fr1" draw:name="gráficos2" text:anchor-type="paragraph" svg:x="0.58cm" svg:y="0.065cm" svg:width="8.759cm" svg:height="8.389cm" draw:z-index="1"><draw:image xlink:href="Pictures/100000000000032400000302BB9390F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áficos6" text:anchor-type="paragraph" svg:x="0.48cm" svg:y="0.233cm" svg:width="17.884cm" svg:height="4.736cm" draw:z-index="4"><draw:image xlink:href="Pictures/1000000000000650000001ACFC03A3D5.png" xlink:type="simple" xlink:show="embed" xlink:actuate="onLoad"/></draw:frame></text:p>
      <text:p text:style-name="Standard"><draw:frame draw:style-name="fr1" draw:name="gráficos5" text:anchor-type="paragraph" svg:x="1.406cm" svg:y="0.787cm" svg:width="16.432cm" svg:height="4.817cm" draw:z-index="5"><draw:image xlink:href="Pictures/1000000000000280000001EC93E40448.png" xlink:type="simple" xlink:show="embed" xlink:actuate="onLoad"/></draw:frame></text:p>
      <text:p text:style-name="Standard"/>
      <text:p text:style-name="Standard"/>
      <text:p text:style-name="Standard"><draw:frame draw:style-name="fr1" draw:name="gráficos8" text:anchor-type="paragraph" svg:x="0.026cm" svg:y="8.599cm" svg:width="18.842cm" svg:height="8.154cm" draw:z-index="7"><draw:image xlink:href="Pictures/10000000000007800000033F3A4AFEC3.png" xlink:type="simple" xlink:show="embed" xlink:actuate="onLoad"/></draw:frame><draw:frame draw:style-name="fr2" draw:name="gráficos7" text:anchor-type="paragraph" svg:width="18.842cm" svg:height="8.273cm" draw:z-index="6"><draw:image xlink:href="Pictures/10000000000007800000034BE7A43A00.png" xlink:type="simple" xlink:show="embed" xlink:actuate="onLoad"/></draw:frame><text:soft-page-break/></text:p>
      <text:p text:style-name="Standard"/>
      <text:p text:style-name="Standard"><draw:frame draw:style-name="fr1" draw:name="gráficos9" text:anchor-type="paragraph" svg:x="0.012cm" svg:y="0.206cm" svg:width="18.752cm" svg:height="8.952cm" draw:z-index="8"><draw:image xlink:href="Pictures/10000000000004F5000002CAAE6E3BBD.png" xlink:type="simple" xlink:show="embed" xlink:actuate="onLoad"/></draw:frame></text:p>
      <text:p text:style-name="Standard"/>
      <text:p text:style-name="Standard"/>
      <text:p text:style-name="Standard"><draw:frame draw:style-name="fr2" draw:name="gráficos10" text:anchor-type="paragraph" svg:width="18.842cm" svg:height="9.622cm" draw:z-index="9"><draw:image xlink:href="Pictures/10000000000006360000032C6B6EFE6C.png" xlink:type="simple" xlink:show="embed" xlink:actuate="onLoad"/></draw:frame><text:soft-page-break/></text:p>
      <text:p text:style-name="Standard"><draw:frame draw:style-name="fr1" draw:name="gráficos11" text:anchor-type="paragraph" svg:x="0.402cm" svg:y="1.517cm" svg:width="11.643cm" svg:height="10.918cm" draw:z-index="10"><draw:image xlink:href="Pictures/10000000000002A9000002C70A14BA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5cm" fo:margin-bottom="1.125cm" fo:margin-left="1.078cm" fo:margin-right="1.0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22T20:26:29</meta:creation-date>
    <dc:date>2011-03-22T20:51:30</dc:date>
    <dc:creator>David Fandos</dc:creator>
    <meta:editing-duration>PT00H09M36S</meta:editing-duration>
    <meta:editing-cycles>7</meta:editing-cycles>
    <meta:generator>OpenOffice.org/3.2$Linux OpenOffice.org_project/320m12$Build-9483</meta:generator>
    <meta:document-statistic meta:table-count="0" meta:image-count="11" meta:object-count="0" meta:page-count="3" meta:paragraph-count="0" meta:word-count="0" meta:character-count="0"/>
  </office:meta>
</office:document-meta>
</file>